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F" svg:font-family="" style:font-family-generic="roman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16.96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5.318cm"/>
    </style:style>
    <style:style style:name="Table1.C" style:family="table-column">
      <style:table-column-properties style:column-width="6.138cm"/>
    </style:style>
    <style:style style:name="Table1.1" style:family="table-row">
      <style:table-row-properties style:min-row-height="0.529cm"/>
    </style:style>
    <style:style style:name="Table1.A1" style:family="table-cell">
      <style:table-cell-properties style:vertical-align="middle"/>
    </style:style>
    <style:style style:name="Table1.3" style:family="table-row">
      <style:table-row-properties style:min-row-height="1.191cm"/>
    </style:style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padding="0cm" fo:border="none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text-properties style:font-name="F"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tracked-changes text:track-changes="false">
        <text:changed-region xml:id="ct113585656" text:id="ct113585656">
          <text:insertion>
            <office:change-info>
              <dc:creator>Luc Saffre</dc:creator>
              <dc:date>2012-05-07T06:43:00</dc:date>
            </office:change-info>
          </text:insertion>
        </text:changed-region>
        <text:changed-region xml:id="ct113380008" text:id="ct113380008">
          <text:insertion>
            <office:change-info>
              <dc:creator>Luc Saffre</dc:creator>
              <dc:date>2012-06-03T13:23:00</dc:date>
            </office:change-info>
          </text:insertion>
        </text:changed-region>
        <text:changed-region xml:id="ct115222008" text:id="ct115222008">
          <text:insertion>
            <office:change-info>
              <dc:creator>Luc Saffre</dc:creator>
              <dc:date>2012-05-07T06:35:00</dc:date>
            </office:change-info>
          </text:insertion>
        </text:changed-region>
        <text:changed-region xml:id="ct113799784" text:id="ct113799784">
          <text:insertion>
            <office:change-info>
              <dc:creator>Luc Saffre</dc:creator>
              <dc:date>2012-05-07T06:42:00</dc:date>
            </office:change-info>
          </text:insertion>
        </text:changed-region>
        <text:changed-region xml:id="ct115382824" text:id="ct115382824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5345880" text:id="ct115345880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3603536" text:id="ct113603536">
          <text:insertion>
            <office:change-info>
              <dc:creator>Luc Saffre</dc:creator>
              <dc:date>2012-05-07T06:42:00</dc:date>
            </office:change-info>
          </text:insertion>
        </text:changed-region>
        <text:changed-region xml:id="ct113816840" text:id="ct113816840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1227696" text:id="ct111227696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2884272" text:id="ct112884272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5383136" text:id="ct115383136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3474104" text:id="ct113474104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4939672" text:id="ct114939672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409752" text:id="ct113409752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5678968" text:id="ct115678968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5657264" text:id="ct115657264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5207112" text:id="ct115207112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12785336" text:id="ct112785336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15363728" text:id="ct115363728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2986816" text:id="ct112986816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5607488" text:id="ct115607488">
          <text:insertion>
            <office:change-info>
              <dc:creator>Luc Saffre</dc:creator>
              <dc:date>2012-04-21T22:45:00</dc:date>
            </office:change-info>
          </text:insertion>
        </text:changed-region>
        <text:changed-region xml:id="ct113479336" text:id="ct113479336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112880080" text:id="ct112880080">
          <text:insertion>
            <office:change-info>
              <dc:creator>Luc Saffre</dc:creator>
              <dc:date>2012-05-18T08:17:00</dc:date>
            </office:change-info>
          </text:insertion>
        </text:changed-region>
        <text:changed-region xml:id="ct112171968" text:id="ct112171968">
          <text:insertion>
            <office:change-info>
              <dc:creator>Luc Saffre</dc:creator>
              <dc:date>2012-04-13T09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Finanzielle Situation / <text:change-start text:change-id="ct113585656"/>self<text:change-end text:change-id="ct113585656"/></text:h>
      <text:h text:style-name="Heading_20_2" text:outline-level="2">Allgemeine Auskünfte</text:h>
      <text:p text:style-name="Text_20_body">Kli<office:annotation><dc:creator>Luc Saffre</dc:creator><dc:date>2012-06-03T13:23:55.35</dc:date><text:p text:style-name="P7"><text:span text:style-name="T3">do text if self.actor1.person</text:span></text:p></office:annotation>ent: <text:change-start text:change-id="ct113380008"/>self.actor1.person.address(', ')<text:change-end text:change-id="ct113380008"/></text:p>
      <text:p text:style-name="Text_20_body">Ha<office:annotation><dc:creator>Luc Saffre</dc:creator><dc:date>2012-06-03T13:24:10.85</dc:date><text:p text:style-name="P8"><text:span text:style-name="T3">do text if self.actor1.household</text:span></text:p></office:annotation>ushalt: <text:change-start text:change-id="ct115222008"/>self.actor1.household.address(', ')<text:change-end text:change-id="ct115222008"/> (<text:change-start text:change-id="ct113799784"/>self.actor1.household.type<text:change-end text:change-id="ct113799784"/>)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text:change-start text:change-id="ct115382824"/>self.actor2.header<text:change-end text:change-id="ct115382824"/></text:p>
          </table:table-cell>
          <table:table-cell table:style-name="Table1.A1" office:value-type="string">
            <text:p text:style-name="P4"><text:change-start text:change-id="ct115345880"/>self.actor3.header<text:change-end text:change-id="ct115345880"/></text:p>
          </table:table-cell>
        </table:table-row>
        <table:table-row table:style-name="Table1.1">
          <table:table-cell table:style-name="Table1.A1" office:value-type="string">
            <text:p text:style-name="Table_20_Contents">NAME:<office:annotation><dc:creator>Luc Saffre</dc:creator><dc:date>2012-06-03T13:24:33.09</dc:date><text:p text:style-name="P7"><text:span text:style-name="T3">do table if self.actor3</text:span></text:p></office:annotation></text:p>
          </table:table-cell>
          <table:table-cell table:style-name="Table1.A1" office:value-type="string">
            <text:p text:style-name="P4"><text:change-start text:change-id="ct113603536"/>self.actor2.person<text:change-end text:change-id="ct113603536"/></text:p>
          </table:table-cell>
          <table:table-cell table:style-name="Table1.A1" office:value-type="string">
            <text:p text:style-name="P4"><text:change-start text:change-id="ct113816840"/>self.actor3.person<text:change-end text:change-id="ct113816840"/></text:p>
          </table:table-cell>
        </table:table-row>
        <table:table-row table:style-name="Table1.3">
          <table:table-cell table:style-name="Table1.A1" office:value-type="string">
            <text:p text:style-name="P4">Adresse</text:p>
          </table:table-cell>
          <table:table-cell table:style-name="Table1.A1" office:value-type="string">
            <text:p text:style-name="P4"><text:change-start text:change-id="ct111227696"/>self.actor2.partner.address_location(', ')<text:change-end text:change-id="ct111227696"/></text:p>
          </table:table-cell>
          <table:table-cell table:style-name="Table1.A1" office:value-type="string">
            <text:p text:style-name="P4"><text:change-start text:change-id="ct112884272"/>self.actor3.partner.address_location(', ')<text:change-end text:change-id="ct112884272"/></text:p>
          </table:table-cell>
        </table:table-row>
        <table:table-row table:style-name="Table1.1">
          <table:table-cell table:style-name="Table1.A1" office:value-type="string">
            <text:p text:style-name="P4">Telefon</text:p>
          </table:table-cell>
          <table:table-cell table:style-name="Table1.A1" office:value-type="string">
            <text:p text:style-name="P4"><text:change-start text:change-id="ct115383136"/>self.actor2.partner.phone<text:change-end text:change-id="ct115383136"/></text:p>
          </table:table-cell>
          <table:table-cell table:style-name="Table1.A1" office:value-type="string">
            <text:p text:style-name="Table_20_Contents"><text:change-start text:change-id="ct113474104"/>self.actor3.partner.phone<text:change-end text:change-id="ct113474104"/></text:p>
          </table:table-cell>
        </table:table-row>
        <table:table-row table:style-name="Table1.1">
          <table:table-cell table:style-name="Table1.A1" office:value-type="string">
            <text:p text:style-name="P4">e-mail</text:p>
          </table:table-cell>
          <table:table-cell table:style-name="Table1.A1" office:value-type="string">
            <text:p text:style-name="P4"><text:change-start text:change-id="ct114939672"/>self.actor2.partner.email<text:change-end text:change-id="ct114939672"/></text:p>
          </table:table-cell>
          <table:table-cell table:style-name="Table1.A1" office:value-type="string">
            <text:p text:style-name="P4"><text:change-start text:change-id="ct113409752"/>self.actor3.partner.email<text:change-end text:change-id="ct113409752"/></text:p>
          </table:table-cell>
        </table:table-row>
        <table:table-row table:style-name="Table1.1">
          <table:table-cell table:style-name="Table1.A1" office:value-type="string">
            <text:p text:style-name="P4">Geburtsdatum</text:p>
          </table:table-cell>
          <table:table-cell table:style-name="Table1.A1" office:value-type="string">
            <text:p text:style-name="P4"><text:change-start text:change-id="ct115678968"/>dtos(self.actor2.person.birth_date)<text:change-end text:change-id="ct115678968"/></text:p>
          </table:table-cell>
          <table:table-cell table:style-name="Table1.A1" office:value-type="string">
            <text:p text:style-name="Table_20_Contents"><text:change-start text:change-id="ct115657264"/>dtos(self.actor3.person.birth_date)<text:change-end text:change-id="ct115657264"/></text:p>
          </table:table-cell>
        </table:table-row>
        <table:table-row table:style-name="Table1.1">
          <table:table-cell table:style-name="Table1.A1" office:value-type="string">
            <text:p text:style-name="P4">Berufliche Lage</text:p>
          </table:table-cell>
          <table:table-cell table:style-name="Table1.A1" office:value-type="string">
            <text:p text:style-name="P4"><text:change-start text:change-id="ct115207112"/>self.actor2.remark<text:change-end text:change-id="ct115207112"/></text:p>
          </table:table-cell>
          <table:table-cell table:style-name="Table1.A1" office:value-type="string">
            <text:p text:style-name="P4"><text:change-start text:change-id="ct112785336"/>self.actor3.remark<text:change-end text:change-id="ct112785336"/></text:p>
          </table:table-cell>
        </table:table-row>
        <table:table-row table:style-name="Table1.1">
          <table:table-cell table:style-name="Table1.A1" office:value-type="string">
            <text:p text:style-name="P4">Familienstand</text:p>
          </table:table-cell>
          <table:table-cell table:style-name="Table1.A1" office:value-type="string">
            <text:p text:style-name="P4"><text:change-start text:change-id="ct115363728"/>self.actor2.person.civil_state<text:change-end text:change-id="ct115363728"/></text:p>
          </table:table-cell>
          <table:table-cell table:style-name="Table1.A1" office:value-type="string">
            <text:p text:style-name="P4"><text:change-start text:change-id="ct112986816"/>self.actor3.person.civil_state<text:change-end text:change-id="ct112986816"/></text:p>
          </table:table-cell>
        </table:table-row>
        <table:table-row table:style-name="Table1.1">
          <table:table-cell table:style-name="Table1.A1" office:value-type="string">
            <text:p text:style-name="P4">Haushaltszusammensetzung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4">Kinder (Namen, Geburtsdaten)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4">ERSTGESPRÄCH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ext_20_body"/>
      <text:p text:style-name="Text_20_body"/>
      <text:section text:style-name="Sect1" text:name="Section1">
        <text:h text:style-name="Heading_20_2" text:outline-level="2"><text:change-start text:change-id="ct115607488"/>group<text:change-end text:change-id="ct115607488"/></text:h>
        <text:p text:style-name="Text_20_body">bla<office:annotation><dc:creator>Luc Saffre</dc:creator><dc:date>2012-04-21T22:46:05.12</dc:date><text:p text:style-name="P6"><text:span text:style-name="T2">do section for group in self.account_groups('IEALC')</text:span></text:p></office:annotation> <office:annotation><dc:creator>Luc Saffre</dc:creator><dc:date>2012-04-21T23:35:34.12</dc:date><text:p text:style-name="P6"><text:span text:style-name="T2">do text</text:span></text:p><text:p text:style-name="P6"><text:span text:style-name="T2">from table(self.entries_by_group(ar, group))</text:span></text:p></office:annotation></text:p>
        <text:p text:style-name="Text_20_body"/>
      </text:section>
      <text:p text:style-name="Standard"/>
      <text:h text:style-name="Heading_20_2" text:outline-level="2">Zusammenfassung</text:h>
      <text:p text:style-name="Standard"/>
      <text:p text:style-name="Standard"><office:annotation><dc:creator>Luc Saffre</dc:creator><dc:date>2012-05-18T07:00:18.12</dc:date><text:p text:style-name="P6"><text:span text:style-name="T4">do text</text:span></text:p><text:p text:style-name="P6"><text:span text:style-name="T4">from table(ar.spawn('debts.BudgetSummary',master_instance=self))</text:span></text:p></office:annotation>bla</text:p>
      <text:p text:style-name="Standard"/>
      <text:p text:style-name="Standard"/>
      <text:h text:style-name="Heading_20_2" text:outline-level="2">Distribution au marc-le-franc</text:h>
      <text:p text:style-name="Standard"><office:annotation><dc:creator>Luc Saffre</dc:creator><dc:date>2012-06-03T10:58:51.14</dc:date><text:p text:style-name="P6"><text:span text:style-name="T2">do text</text:span></text:p><text:p text:style-name="P6"><text:span text:style-name="T2">from table(self.DistByBudget(ar))</text:span></text:p></office:annotation>bla</text:p>
      <text:p text:style-name="Standard"/>
      <text:p text:style-name="Standard"/>
      <text:p text:style-name="Standard">Name des Schuldnerberaters: <text:change-start text:change-id="ct113479336"/>self.user<text:change-end text:change-id="ct113479336"/></text:p>
      <text:p text:style-name="Standard">Datum des Ausdrucks: <text:change-start text:change-id="ct112880080"/>dtosl(self.date)<text:change-end text:change-id="ct112880080"/></text:p>
      <text:p text:style-name="Standard"/>
      <text:p text:style-name="Standard"><text:change-start text:change-id="ct112171968"/>self.intro<text:change-end text:change-id="ct112171968"/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><text:soft-page-break/><text:span text:style-name="T1">Gedruckt am </text:span><text:span text:style-name="T1"><text:date style:data-style-name="N37" text:date-value="2012-06-03T13:24:56.75">03.06.12</text:date></text:span><text:span text:style-name="T1"> um </text:span><text:span text:style-name="T1"><text:time style:data-style-name="N41" text:time-value="2012-06-03T13:24:56.75">13:23:25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F" svg:font-family="" style:font-family-generic="roman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2-06-03T13:24:55.62</dc:date>
    <dc:creator>Luc Saffre</dc:creator>
    <meta:editing-duration>PT15H57M29S</meta:editing-duration>
    <meta:editing-cycles>65</meta:editing-cycles>
    <meta:generator>LibreOffice/3.4$Win32 LibreOffice_project/340m1$Build-402</meta:generator>
    <meta:document-statistic meta:table-count="1" meta:image-count="0" meta:object-count="0" meta:page-count="2" meta:paragraph-count="41" meta:word-count="75" meta:character-count="897" meta:non-whitespace-character-count="869"/>
  </office:meta>
</office:document-meta>
</file>